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s construcciones y sus recursos de tiempo y dinero tienen la característica de poder consumirse sin mejorar la calidad y , por otro lado, si no están previstos unos mínimos recursos desde un principio pueden empeorar la calidad o incluso requerir mucho más debido a contingencias no previstas por falta de holgura. Vamos a hacer un modelo donde lo importante es detectar desde un principio si la distribución del dinero afecta a la calidad y a los plazos. </text:p>
      <text:p text:style-name="Standard">En el eje Y podemos medir la "fiabilidad del presupuesto" por una variable que conjuga "cantidad de agentes que han abandonado el proyecto" y "meses de retrasos" (de 0 a 1, donde 0 es nula fiabilidad por muchos abandonos y retrasos y 1 es "todo OK").</text:p>
      <text:p text:style-name="Standard">En el eje X pondríamos el presupuesto total de la obra.</text:p>
      <text:p text:style-name="Standard">Los tamaños de las bolitas el €/m2 del PEM. Para ello crearemos una nueva variable de bolitas donde se especificará "presupuesto muy alto", "alto", "medio", "bajo", "muy bajo". <text:s/>Las bolitas muy "infladas" requerirían mayor atención/monitorización del cliente o del project manager que las más "delgadas". Esta es la única forma de modelar la calidad en un gráfico. <text:s text:c="3"/></text:p>
      <text:p text:style-name="Standard"/>
      <text:p text:style-name="Standard">Para definir más podríamos definir una nueva variable que marcará si los agentes de la construcción han sido bien pagados. "déficit DF", "déficit CONTR" o "déficit SERV_TOTALES" si la DF y la constructora tienen un déficit con respecto al PE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6M19S</meta:editing-duration>
    <meta:editing-cycles>3</meta:editing-cycles>
    <meta:generator>OpenOffice/4.1.1$Win32 OpenOffice.org_project/411m6$Build-9775</meta:generator>
    <dc:date>2018-03-16T11:36:39.90</dc:date>
    <meta:document-statistic meta:table-count="0" meta:image-count="0" meta:object-count="0" meta:page-count="1" meta:paragraph-count="5" meta:word-count="232" meta:character-count="1375"/>
    <dc:creator>j hg</dc:creator>
    <meta:user-defined meta:name="Info 1"/>
    <meta:user-defined meta:name="Info 2"/>
    <meta:user-defined meta:name="Info 3"/>
    <meta:user-defined meta:name="Info 4"/>
  </office:meta>
</office:document-meta>
</file>